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2.8543in"/>
    </style:style>
    <style:style style:name="co4" style:family="table-column">
      <style:table-column-properties fo:break-before="auto" style:column-width="3.4256in"/>
    </style:style>
    <style:style style:name="ro1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font-name="Arial" fo:font-size="10pt" fo:language="en" fo:country="US" style:font-name-asian="DejaVuSans" style:font-size-asian="10pt" style:language-asian="zxx" style:country-asian="none" style:font-name-complex="Lucidasans" style:font-size-complex="10pt" style:language-complex="zxx" style:country-complex="none"/>
    </style:style>
    <style:style style:name="ce2" style:family="table-cell" style:parent-style-name="Default" style:data-style-name="N117"/>
    <style:style style:name="ce3" style:family="table-cell" style:parent-style-name="Default" style:data-style-name="N118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row table:style-name="ro1">
          <table:table-cell office:value-type="string">
            <text:p>OSCCTRL32</text:p>
          </table:table-cell>
          <table:table-cell/>
          <table:table-cell table:style-name="ce1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1" office:value-type="string">
            <text:p>approx. time with slow clock @ 115.2 KHz</text:p>
          </table:table-cell>
          <table:table-cell table:style-name="Default" office:value-type="string">
            <text:p>approx. time with external clock @ 12 Mhz</text:p>
          </table:table-cell>
          <table:table-cell table:style-name="Default" office:value-type="string">
            <text:p>approx. time with external clock and PLL @ 60 MHz</text:p>
          </table:table-cell>
        </table:table-row>
        <table:table-row table:style-name="ro1">
          <table:table-cell office:value-type="string">
            <text:p>STARTUP</text:p>
          </table:table-cell>
          <table:table-cell office:value-type="string">
            <text:p>clock cycles</text:p>
          </table:table-cell>
          <table:table-cell table:style-name="Default" office:value-type="float" office:value="115200">
            <text:p>115200</text:p>
          </table:table-cell>
          <table:table-cell table:style-name="Default" office:value-type="float" office:value="12000000">
            <text:p>12000000</text:p>
          </table:table-cell>
          <table:table-cell table:style-name="Default" office:value-type="float" office:value="60000000">
            <text:p>600000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formula="oooc:=[.B4] * (1 / [.C3])" office:value-type="float" office:value="0">
            <text:p>0.000000</text:p>
          </table:table-cell>
          <table:table-cell table:formula="oooc:=[.B4] * (1 / [.D3])" office:value-type="float" office:value="0">
            <text:p>0.000000000</text:p>
          </table:table-cell>
          <table:table-cell table:formula="oooc:=[.B4] * (1 / [.E3])" office:value-type="float" office:value="0">
            <text:p>0.000000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formula="oooc:=[.B5] * (1 / [.C3])" office:value-type="float" office:value="0.00111111111111111">
            <text:p>0.001111</text:p>
          </table:table-cell>
          <table:table-cell table:formula="oooc:=[.B5] * (1 / [.D3])" office:value-type="float" office:value="0.0000106666666666667">
            <text:p>0.000010667</text:p>
          </table:table-cell>
          <table:table-cell table:formula="oooc:=[.B5] * (1 / [.E3])" office:value-type="float" office:value="0.00000213333333333333">
            <text:p>0.0000021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92">
            <text:p>8192</text:p>
          </table:table-cell>
          <table:table-cell table:formula="oooc:=[.B6] * (1 / [.C3])" office:value-type="float" office:value="0.0711111111111111">
            <text:p>0.071111</text:p>
          </table:table-cell>
          <table:table-cell table:formula="oooc:=[.B6] * (1 / [.D3])" office:value-type="float" office:value="0.000682666666666667">
            <text:p>0.000682667</text:p>
          </table:table-cell>
          <table:table-cell table:formula="oooc:=[.B6] * (1 / [.E3])" office:value-type="float" office:value="0.000136533333333333">
            <text:p>0.00013653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384">
            <text:p>16384</text:p>
          </table:table-cell>
          <table:table-cell table:formula="oooc:=[.B7] * (1 / [.C3])" office:value-type="float" office:value="0.142222222222222">
            <text:p>0.142222</text:p>
          </table:table-cell>
          <table:table-cell table:formula="oooc:=[.B7] * (1 / [.D3])" office:value-type="float" office:value="0.00136533333333333">
            <text:p>0.001365333</text:p>
          </table:table-cell>
          <table:table-cell table:formula="oooc:=[.B7] * (1 / [.E3])" office:value-type="float" office:value="0.000273066666666667">
            <text:p>0.00027306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table:formula="oooc:=[.B8] * (1 / [.C3])" office:value-type="float" office:value="0.568888888888889">
            <text:p>0.568889</text:p>
          </table:table-cell>
          <table:table-cell table:formula="oooc:=[.B8] * (1 / [.D3])" office:value-type="float" office:value="0.00546133333333333">
            <text:p>0.005461333</text:p>
          </table:table-cell>
          <table:table-cell table:formula="oooc:=[.B8] * (1 / [.E3])" office:value-type="float" office:value="0.00109226666666667">
            <text:p>0.00109226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1072">
            <text:p>131072</text:p>
          </table:table-cell>
          <table:table-cell table:formula="oooc:=[.B9] * (1 / [.C3])" office:value-type="float" office:value="1.13777777777778">
            <text:p>1.137778</text:p>
          </table:table-cell>
          <table:table-cell table:formula="oooc:=[.B9] * (1 / [.D3])" office:value-type="float" office:value="0.0109226666666667">
            <text:p>0.010922667</text:p>
          </table:table-cell>
          <table:table-cell table:formula="oooc:=[.B9] * (1 / [.E3])" office:value-type="float" office:value="0.00218453333333333">
            <text:p>0.00218453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2144">
            <text:p>262144</text:p>
          </table:table-cell>
          <table:table-cell table:formula="oooc:=[.B10] * (1 / [.C3])" office:value-type="float" office:value="2.27555555555556">
            <text:p>2.275556</text:p>
          </table:table-cell>
          <table:table-cell table:formula="oooc:=[.B10] * (1 / [.D3])" office:value-type="float" office:value="0.0218453333333333">
            <text:p>0.021845333</text:p>
          </table:table-cell>
          <table:table-cell table:formula="oooc:=[.B10] * (1 / [.E3])" office:value-type="float" office:value="0.00436906666666667">
            <text:p>0.00436906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24288">
            <text:p>524288</text:p>
          </table:table-cell>
          <table:table-cell table:formula="oooc:=[.B11] * (1 / [.C3])" office:value-type="float" office:value="4.55111111111111">
            <text:p>4.551111</text:p>
          </table:table-cell>
          <table:table-cell table:formula="oooc:=[.B11] * (1 / [.D3])" office:value-type="float" office:value="0.0436906666666667">
            <text:p>0.043690667</text:p>
          </table:table-cell>
          <table:table-cell table:formula="oooc:=[.B11] * (1 / [.E3])" office:value-type="float" office:value="0.00873813333333333">
            <text:p>0.00873813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/>
    </number:number-style>
    <number:number-style style:name="N118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1">03/11/2008</text:date>, <text:time>00:4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3-10T20:30:31</meta:creation-date>
    <dc:date>2008-03-11T00:43:09</dc:date>
    <meta:editing-cycles>1</meta:editing-cycles>
    <meta:editing-duration>PT16M47S</meta:editing-duration>
    <meta:user-defined meta:name="Info 1"/>
    <meta:user-defined meta:name="Info 2"/>
    <meta:user-defined meta:name="Info 3"/>
    <meta:user-defined meta:name="Info 4"/>
    <meta:document-statistic meta:table-count="3" meta:cell-count="49"/>
  </office:meta>
</office:document-meta>
</file>